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Text_20_body">
      <style:paragraph-properties fo:margin-left="1.27cm" fo:margin-right="0cm" fo:text-indent="0cm" style:auto-text-indent="false" fo:padding="0cm" fo:border="none"/>
    </style:style>
    <style:style style:name="P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fo:padding="0cm" fo:border="none"/>
    </style:style>
    <style:style style:name="P3" style:family="paragraph" style:parent-style-name="Standard">
      <style:text-properties fo:color="#000000" loext:opacity="100%"/>
    </style:style>
    <style:style style:name="P4" style:family="paragraph" style:parent-style-name="Heading_20_3"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fo:padding="0cm" fo:border="none"/>
    </style:style>
    <style:style style:name="P5" style:family="paragraph" style:parent-style-name="Standard">
      <style:paragraph-properties fo:text-align="center" style:justify-single-word="false"/>
    </style:style>
    <style:style style:name="P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fo:padding="0cm" fo:border="none"/>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T1" style:family="text">
      <style:text-properties fo:color="#000000" loext:opacity="100%"/>
    </style:style>
    <style:style style:name="T2" style:family="text">
      <style:text-properties fo:color="#000000" loext:opacity="100%" officeooo:rsid="00094536"/>
    </style:style>
    <style:style style:name="T3" style:family="text">
      <style:text-properties officeooo:rsid="0009d797"/>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span text:style-name="T2">Desarrollo de interfaces</text:span><text:span text:style-name="T1"> criterios de evaluación</text:span></text:p>
      <text:p text:style-name="P3"><text:tab/><text:tab/><text:tab/><text:tab/><text:tab/><text:tab/>Entregable 2</text:p>
      <text:p text:style-name="P1"><text:span text:style-name="T1"/></text:p>
      <text:p text:style-name="P1"><text:span text:style-name="T1"/></text:p>
      <text:h text:style-name="P4" text:outline-level="3">a) Se han identificado las herramientas disponibles para el aprendizaje automático relacionadas con las interfaces de usuario.</text:h>
      <text:p text:style-name="Text_20_body">En clase realizamos un ejercicio práctico donde implementamos una red neuronal básica que aprende a identificar patrones visuales usando combinaciones de píxeles. Utilizamos una webcam para capturar imágenes en tiempo real y procesarlas en un lienzo HTML utilizando JavaScript.</text:p>
      <text:p text:style-name="Text_20_body">El programa analizaba cada bloque de píxeles de la imagen y convertía los datos en patrones binarios, almacenándolos en memoria como "neuronas". Estas neuronas podían reconocer formas o bordes específicos de la imagen. Mediante un botón, añadíamos nuevos patrones a la memoria, permitiendo que la red aprendiera. Al comparar nuevos datos capturados por la cámara con los patrones aprendidos, el programa mostraba el resultado más similar.</text:p>
      <text:p text:style-name="Text_20_body">Este ejercicio nos ayudó a entender cómo se estructuran las redes neuronales y su capacidad para reconocer patrones a partir de datos.</text:p>
      <text:p text:style-name="Horizontal_20_Line"/>
      <text:h text:style-name="Heading_20_3" text:outline-level="3">b) Se ha creado una interfaz natural de usuario utilizando las herramientas disponibles.</text:h>
      <text:p text:style-name="Text_20_body">Las interfaces de usuario se pueden clasificar en:</text:p>
      <text:list text:style-name="L1">
        <text:list-item>
          <text:p text:style-name="P8"><text:span text:style-name="Strong_20_Emphasis">Gráficas (GUI)</text:span>: Son las más comunes, como las ventanas y botones en aplicaciones de escritorio o móviles. Permiten interacción visual directa.</text:p>
        </text:list-item>
        <text:list-item>
          <text:p text:style-name="P8"><text:span text:style-name="Strong_20_Emphasis">De consola (CLI)</text:span>: Se utilizan comandos de texto para interactuar con el sistema. Son más técnicas, pero potentes para tareas específicas.</text:p>
        </text:list-item>
        <text:list-item>
          <text:p text:style-name="P7"><text:span text:style-name="Strong_20_Emphasis">Naturales (NUI)</text:span>: Buscan que la interacción sea intuitiva, utilizando métodos como gestos, reconocimiento de voz o movimientos corporales.</text:p>
        </text:list-item>
      </text:list>
      <text:p text:style-name="Text_20_body">Durante el ejercicio en clase, creamos una interfaz que combina características gráficas y naturales. La cámara detectaba gestos y patrones, permitiendo interactuar con el sistema de forma intuitiva, sin necesidad de teclado o ratón.</text:p>
      <text:p text:style-name="Horizontal_20_Line"/>
      <text:h text:style-name="Heading_20_3" text:outline-level="3">c) Se ha utilizado el reconocimiento de voz para implementar acciones en las interfaces naturales de usuario.</text:h>
      <text:p text:style-name="Text_20_body">El ejercicio de clase consistió en implementar una funcionalidad de reconocimiento de voz utilizando la librería <text:span text:style-name="Source_20_Text">SpeechRecognition</text:span> de Python. Configuramos un micrófono para capturar audio y empleamos un modelo de Google para procesar y transcribir el habla en texto.</text:p>
      <text:p text:style-name="Text_20_body">El código reconocía palabras clave y ejecutaba acciones específicas basadas en estas. Por ejemplo, si decíamos "abrir archivo", el programa podía realizar esa acción automáticamente. Este ejercicio nos mostró cómo conectar herramientas de machine learning con interfaces naturales para simplificar la interacción.</text:p>
      <text:p text:style-name="Horizontal_20_Line"><text:soft-page-break/></text:p>
      <text:h text:style-name="Heading_20_3" text:outline-level="3">d) Se ha incorporado la detección del movimiento del cuerpo para implementar acciones en las interfaces naturales de usuario.</text:h>
      <text:p text:style-name="Text_20_body">Trabajamos con las librerías <text:span text:style-name="Source_20_Text">MediaPipe</text:span> y <text:span text:style-name="Source_20_Text">OpenCV</text:span> en Python para desarrollar interfaces basadas en el reconocimiento de formas. Usando la cámara, identificábamos puntos clave como las posiciones de las manos y la cabeza.</text:p>
      <text:p text:style-name="Text_20_body">El ejercicio principal consistió en detectar formas hechas con las manos, como un puño cerrado o una mano abierta, y asociarlas a acciones en pantalla. Por ejemplo, levantar una mano podía pausar un video o hacer zoom en una imagen. También rastreamos el movimiento de la cabeza para desplazar un cursor o seleccionar elementos en la pantalla.</text:p>
      <text:p text:style-name="Text_20_body">Este enfoque práctico nos permitió experimentar con técnicas avanzadas para crear experiencias interactivas basadas en el movimiento corporal.</text:p>
      <text:p text:style-name="Horizontal_20_Line"/>
      <text:h text:style-name="Heading_20_3" text:outline-level="3">e) Se han integrado elementos de detección de partes del cuerpo para implementar acciones en las interfaces naturales de usuario.</text:h>
      <text:p text:style-name="Text_20_body">En este ejercicio, implementamos una funcionalidad donde el cursor del ratón se movía siguiendo la posición de la nariz del usuario, utilizando las librerías <text:span text:style-name="Source_20_Text">MediaPipe</text:span> y <text:span text:style-name="Source_20_Text">OpenCV</text:span>.</text:p>
      <text:p text:style-name="Text_20_body">El programa capturaba la posición exacta de la nariz en cada fotograma de video y utilizaba esos datos para mover el puntero en tiempo real. Esto permitió una interacción completamente manos libres con el sistema, acercándonos a una experiencia de interfaz natural ideal para personas con limitaciones físicas.</text:p>
      <text:p text:style-name="P2"/>
      <text:p text:style-name="Standard"><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5T19:40:22.073000000</dc:date>
    <meta:editing-duration>PT25M40S</meta:editing-duration>
    <meta:editing-cycles>3</meta:editing-cycles>
    <meta:generator>LibreOffice/7.6.2.1$Windows_X86_64 LibreOffice_project/56f7684011345957bbf33a7ee678afaf4d2ba333</meta:generator>
    <meta:document-statistic meta:table-count="0" meta:image-count="0" meta:object-count="0" meta:page-count="2" meta:paragraph-count="22" meta:word-count="590" meta:character-count="3966" meta:non-whitespace-character-count="3395"/>
  </office:meta>
</office:document-meta>
</file>